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4.0953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2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copus-2583-Analyze-Affiliation</text:p>
          </table:table-cell>
          <table:table-cell table:number-columns-repeated="5"/>
          <table:table-cell office:value-type="string" calcext:value-type="string">
            <text:p>Scopus-686660-Analyze-Affili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Your query : ((TITLE-ABS-KEY(glycerol) AND AFFILCOUNTRY(brazil)) AND ( LIMIT-TO ( DOCTYPE,"ar" ) ) )</text:p>
          </table:table-cell>
          <table:table-cell table:number-columns-repeated="5"/>
          <table:table-cell office:value-type="string" calcext:value-type="string">
            <text:p>Your query : (AFFILCOUNTRY(Brazil) AND ( LIMIT-TO ( DOCTYPE,"ar" ) ) )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results : 2583</text:p>
          </table:table-cell>
          <table:table-cell table:number-columns-repeated="5"/>
          <table:table-cell office:value-type="string" calcext:value-type="string">
            <text:p>Number of results : 68666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FFILI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age</text:p>
          </table:table-cell>
          <table:table-cell table:number-columns-repeated="3"/>
          <table:table-cell office:value-type="string" calcext:value-type="string">
            <text:p>AFFILIATION</text:p>
          </table:table-cell>
          <table:table-cell table:formula="of:=SUM([.I9:.I168])" office:value-type="float" office:value="1035419" calcext:value-type="float">
            <text:p>1035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sidade de Sao Paulo - USP</text:p>
          </table:table-cell>
          <table:table-cell office:value-type="float" office:value="656" calcext:value-type="float">
            <text:p>656</text:p>
          </table:table-cell>
          <table:table-cell table:style-name="ce2" table:formula="of:=[.C9]/4132" office:value-type="percentage" office:value="0.158760890609874" calcext:value-type="percentage">
            <text:p>15.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niversidade de Sao Paulo - USP</text:p>
          </table:table-cell>
          <table:table-cell office:value-type="float" office:value="151452" calcext:value-type="float">
            <text:p>151452</text:p>
          </table:table-cell>
          <table:table-cell table:style-name="ce2" table:formula="of:=[.I9]/[.I$8]" office:value-type="percentage" office:value="0.146271219670491" calcext:value-type="percentage">
            <text:p>14.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sidade Federal do Rio de Janeiro</text:p>
          </table:table-cell>
          <table:table-cell office:value-type="float" office:value="271" calcext:value-type="float">
            <text:p>271</text:p>
          </table:table-cell>
          <table:table-cell table:style-name="ce2" table:formula="of:=[.C10]/4132" office:value-type="percentage" office:value="0.0655856727976767" calcext:value-type="percentage">
            <text:p>6.6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niversidade Estadual de Campinas</text:p>
          </table:table-cell>
          <table:table-cell office:value-type="float" office:value="52335" calcext:value-type="float">
            <text:p>52335</text:p>
          </table:table-cell>
          <table:table-cell table:style-name="ce2" table:formula="of:=[.I10]/[.I$8]" office:value-type="percentage" office:value="0.0505447553116178" calcext:value-type="percentage">
            <text:p>5.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idade Estadual de Campinas</text:p>
          </table:table-cell>
          <table:table-cell office:value-type="float" office:value="259" calcext:value-type="float">
            <text:p>259</text:p>
          </table:table-cell>
          <table:table-cell table:style-name="ce2" table:formula="of:=[.C11]/4132" office:value-type="percentage" office:value="0.0626815101645692" calcext:value-type="percentage">
            <text:p>6.3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NESP-Universidade Estadual Paulista</text:p>
          </table:table-cell>
          <table:table-cell office:value-type="float" office:value="51136" calcext:value-type="float">
            <text:p>51136</text:p>
          </table:table-cell>
          <table:table-cell table:style-name="ce2" table:formula="of:=[.I11]/[.I$8]" office:value-type="percentage" office:value="0.0493867699935968" calcext:value-type="percentage">
            <text:p>4.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ESP-Universidade Estadual Paulista</text:p>
          </table:table-cell>
          <table:table-cell office:value-type="float" office:value="192" calcext:value-type="float">
            <text:p>192</text:p>
          </table:table-cell>
          <table:table-cell table:style-name="ce2" table:formula="of:=[.C12]/4132" office:value-type="percentage" office:value="0.0464666021297193" calcext:value-type="percentage">
            <text:p>4.6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niversidade Federal do Rio de Janeiro</text:p>
          </table:table-cell>
          <table:table-cell office:value-type="float" office:value="48793" calcext:value-type="float">
            <text:p>48793</text:p>
          </table:table-cell>
          <table:table-cell table:style-name="ce2" table:formula="of:=[.I12]/[.I$8]" office:value-type="percentage" office:value="0.0471239179501245" calcext:value-type="percentage">
            <text:p>4.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Universidade Estadual de Maringa</text:p>
          </table:table-cell>
          <table:table-cell office:value-type="float" office:value="121" calcext:value-type="float">
            <text:p>121</text:p>
          </table:table-cell>
          <table:table-cell table:style-name="ce2" table:formula="of:=[.C13]/4132" office:value-type="percentage" office:value="0.0292836398838335" calcext:value-type="percentage">
            <text:p>2.9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Universidade Federal do Rio Grande do Sul</text:p>
          </table:table-cell>
          <table:table-cell office:value-type="float" office:value="35935" calcext:value-type="float">
            <text:p>35935</text:p>
          </table:table-cell>
          <table:table-cell table:style-name="ce2" table:formula="of:=[.I13]/[.I$8]" office:value-type="percentage" office:value="0.0347057567999042" calcext:value-type="percentage">
            <text:p>3.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Universidade Federal do Rio Grande do Sul</text:p>
          </table:table-cell>
          <table:table-cell office:value-type="float" office:value="118" calcext:value-type="float">
            <text:p>118</text:p>
          </table:table-cell>
          <table:table-cell table:style-name="ce2" table:formula="of:=[.C14]/4132" office:value-type="percentage" office:value="0.0285575992255566" calcext:value-type="percentage">
            <text:p>2.9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iversidade Federal de Minas Gerais</text:p>
          </table:table-cell>
          <table:table-cell office:value-type="float" office:value="33328" calcext:value-type="float">
            <text:p>33328</text:p>
          </table:table-cell>
          <table:table-cell table:style-name="ce2" table:formula="of:=[.I14]/[.I$8]" office:value-type="percentage" office:value="0.032187935512097" calcext:value-type="percentage">
            <text:p>3.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versidade Federal do Parana</text:p>
          </table:table-cell>
          <table:table-cell office:value-type="float" office:value="109" calcext:value-type="float">
            <text:p>109</text:p>
          </table:table-cell>
          <table:table-cell table:style-name="ce2" table:formula="of:=[.C15]/4132" office:value-type="percentage" office:value="0.026379477250726" calcext:value-type="percentage">
            <text:p>2.6%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iversidade Federal de Sao Paulo</text:p>
          </table:table-cell>
          <table:table-cell office:value-type="float" office:value="26569" calcext:value-type="float">
            <text:p>26569</text:p>
          </table:table-cell>
          <table:table-cell table:style-name="ce2" table:formula="of:=[.I15]/[.I$8]" office:value-type="percentage" office:value="0.0256601433815682" calcext:value-type="percentage">
            <text:p>2.6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versidade Federal de Sao Carlos</text:p>
          </table:table-cell>
          <table:table-cell office:value-type="float" office:value="103" calcext:value-type="float">
            <text:p>103</text:p>
          </table:table-cell>
          <table:table-cell table:style-name="ce2" table:formula="of:=[.C16]/4132" office:value-type="percentage" office:value="0.0249273959341723" calcext:value-type="percentage">
            <text:p>2.5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versidade Federal de Santa Catarina</text:p>
          </table:table-cell>
          <table:table-cell office:value-type="float" office:value="19322" calcext:value-type="float">
            <text:p>19322</text:p>
          </table:table-cell>
          <table:table-cell table:style-name="ce2" table:formula="of:=[.I16]/[.I$8]" office:value-type="percentage" office:value="0.0186610444660567" calcext:value-type="percentage">
            <text:p>1.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versidade Federal de Minas Gerais</text:p>
          </table:table-cell>
          <table:table-cell office:value-type="float" office:value="99" calcext:value-type="float">
            <text:p>99</text:p>
          </table:table-cell>
          <table:table-cell table:style-name="ce2" table:formula="of:=[.C17]/4132" office:value-type="percentage" office:value="0.0239593417231365" calcext:value-type="percentage">
            <text:p>2.4%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iversidade Federal do Parana</text:p>
          </table:table-cell>
          <table:table-cell office:value-type="float" office:value="19224" calcext:value-type="float">
            <text:p>19224</text:p>
          </table:table-cell>
          <table:table-cell table:style-name="ce2" table:formula="of:=[.I17]/[.I$8]" office:value-type="percentage" office:value="0.0185663967920233" calcext:value-type="percentage">
            <text:p>1.9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Universidade Estadual de Londrina</text:p>
          </table:table-cell>
          <table:table-cell office:value-type="float" office:value="95" calcext:value-type="float">
            <text:p>95</text:p>
          </table:table-cell>
          <table:table-cell table:style-name="ce2" table:formula="of:=[.C18]/4132" office:value-type="percentage" office:value="0.0229912875121007" calcext:value-type="percentage">
            <text:p>2.3%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undacao Oswaldo Cruz</text:p>
          </table:table-cell>
          <table:table-cell office:value-type="float" office:value="18824" calcext:value-type="float">
            <text:p>18824</text:p>
          </table:table-cell>
          <table:table-cell table:style-name="ce2" table:formula="of:=[.I18]/[.I$8]" office:value-type="percentage" office:value="0.0181800797551523" calcext:value-type="percentage">
            <text:p>1.8%</text:p>
          </table:table-cell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formula="of:=+SUM([.C20:.C169])" office:value-type="float" office:value="2109" calcext:value-type="float">
            <text:p>2109</text:p>
          </table:table-cell>
          <table:table-cell table:style-name="ce2" table:formula="of:=[.C19]/4132" office:value-type="percentage" office:value="0.510406582768635" calcext:value-type="percentage">
            <text:p>51.0%</text:p>
          </table:table-cell>
          <table:table-cell/>
          <table:table-cell table:formula="of:=SUM([.C9:.C19])" office:value-type="float" office:value="4132" calcext:value-type="float">
            <text:p>4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versidade de Brasilia</text:p>
          </table:table-cell>
          <table:table-cell office:value-type="float" office:value="16414" calcext:value-type="float">
            <text:p>16414</text:p>
          </table:table-cell>
          <table:table-cell table:style-name="ce2" table:formula="of:=[.I19]/[.I$8]" office:value-type="percentage" office:value="0.0158525196080041" calcext:value-type="percentage">
            <text:p>1.6%</text:p>
          </table:table-cell>
        </table:table-row>
        <table:table-row table:style-name="ro1">
          <table:table-cell/>
          <table:table-cell office:value-type="string" calcext:value-type="string">
            <text:p>Universidade Federal de Santa Catarina</text:p>
          </table:table-cell>
          <table:table-cell office:value-type="float" office:value="85" calcext:value-type="float">
            <text:p>85</text:p>
          </table:table-cell>
          <table:table-cell table:formula="of:=SUM([.D9:.D19])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mpresa Brasileira de Pesquisa Agropecuaria - Embrapa</text:p>
          </table:table-cell>
          <table:table-cell office:value-type="float" office:value="15705" calcext:value-type="float">
            <text:p>15705</text:p>
          </table:table-cell>
          <table:table-cell table:style-name="ce2" table:formula="of:=[.I20]/[.I$8]" office:value-type="percentage" office:value="0.0151677726601501" calcext:value-type="percentage">
            <text:p>1.5%</text:p>
          </table:table-cell>
        </table:table-row>
        <table:table-row table:style-name="ro1">
          <table:table-cell/>
          <table:table-cell office:value-type="string" calcext:value-type="string">
            <text:p>Universidade Cidade de Sao Paulo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Universidade Federal de Pernambuco</text:p>
          </table:table-cell>
          <table:table-cell office:value-type="float" office:value="15698" calcext:value-type="float">
            <text:p>15698</text:p>
          </table:table-cell>
          <table:table-cell table:style-name="ce2" table:formula="of:=[.I21]/[.I$8]" office:value-type="percentage" office:value="0.0151610121120049" calcext:value-type="percentage">
            <text:p>1.5%</text:p>
          </table:table-cell>
        </table:table-row>
        <table:table-row table:style-name="ro1">
          <table:table-cell/>
          <table:table-cell office:value-type="string" calcext:value-type="string">
            <text:p>Universidade Federal do Ceara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Universidade Federal de Sao Carlos</text:p>
          </table:table-cell>
          <table:table-cell office:value-type="float" office:value="15543" calcext:value-type="float">
            <text:p>15543</text:p>
          </table:table-cell>
          <table:table-cell table:style-name="ce2" table:formula="of:=[.I22]/[.I$8]" office:value-type="percentage" office:value="0.0150113142602174" calcext:value-type="percentage">
            <text:p>1.5%</text:p>
          </table:table-cell>
        </table:table-row>
        <table:table-row table:style-name="ro1">
          <table:table-cell/>
          <table:table-cell office:value-type="string" calcext:value-type="string">
            <text:p>Empresa Brasileira de Pesquisa Agropecuaria - Embrapa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Universidade Federal de Vicosa</text:p>
          </table:table-cell>
          <table:table-cell office:value-type="float" office:value="15107" calcext:value-type="float">
            <text:p>15107</text:p>
          </table:table-cell>
          <table:table-cell table:style-name="ce2" table:formula="of:=[.I23]/[.I$8]" office:value-type="percentage" office:value="0.0145902286900279" calcext:value-type="percentage">
            <text:p>1.5%</text:p>
          </table:table-cell>
        </table:table-row>
        <table:table-row table:style-name="ro1">
          <table:table-cell/>
          <table:table-cell office:value-type="string" calcext:value-type="string">
            <text:p>Universidade Federal de Pelota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Universidade Federal Fluminense</text:p>
          </table:table-cell>
          <table:table-cell office:value-type="float" office:value="14064" calcext:value-type="float">
            <text:p>14064</text:p>
          </table:table-cell>
          <table:table-cell table:style-name="ce2" table:formula="of:=[.I24]/[.I$8]" office:value-type="percentage" office:value="0.0135829070163866" calcext:value-type="percentage">
            <text:p>1.4%</text:p>
          </table:table-cell>
        </table:table-row>
        <table:table-row table:style-name="ro1">
          <table:table-cell/>
          <table:table-cell office:value-type="string" calcext:value-type="string">
            <text:p>Universidade Federal de Sao Paulo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Universidade do Estado do Rio de Janeiro</text:p>
          </table:table-cell>
          <table:table-cell office:value-type="float" office:value="13894" calcext:value-type="float">
            <text:p>13894</text:p>
          </table:table-cell>
          <table:table-cell table:style-name="ce2" table:formula="of:=[.I25]/[.I$8]" office:value-type="percentage" office:value="0.0134187222757164" calcext:value-type="percentage">
            <text:p>1.3%</text:p>
          </table:table-cell>
        </table:table-row>
        <table:table-row table:style-name="ro1">
          <table:table-cell/>
          <table:table-cell office:value-type="string" calcext:value-type="string">
            <text:p>Universidade Federal de Vicosa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Universidade Federal do Ceara</text:p>
          </table:table-cell>
          <table:table-cell office:value-type="float" office:value="13342" calcext:value-type="float">
            <text:p>13342</text:p>
          </table:table-cell>
          <table:table-cell table:style-name="ce2" table:formula="of:=[.I26]/[.I$8]" office:value-type="percentage" office:value="0.0128856047648343" calcext:value-type="percentage">
            <text:p>1.3%</text:p>
          </table:table-cell>
        </table:table-row>
        <table:table-row table:style-name="ro1">
          <table:table-cell/>
          <table:table-cell office:value-type="string" calcext:value-type="string">
            <text:p>Universidade Federal de Lavra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Universidade Cidade de Sao Paulo</text:p>
          </table:table-cell>
          <table:table-cell office:value-type="float" office:value="13204" calcext:value-type="float">
            <text:p>13204</text:p>
          </table:table-cell>
          <table:table-cell table:style-name="ce2" table:formula="of:=[.I27]/[.I$8]" office:value-type="percentage" office:value="0.0127523253871138" calcext:value-type="percentage">
            <text:p>1.3%</text:p>
          </table:table-cell>
        </table:table-row>
        <table:table-row table:style-name="ro1">
          <table:table-cell/>
          <table:table-cell office:value-type="string" calcext:value-type="string">
            <text:p>Universidade de Brasilia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Universidade Federal de Santa Maria</text:p>
          </table:table-cell>
          <table:table-cell office:value-type="float" office:value="13045" calcext:value-type="float">
            <text:p>13045</text:p>
          </table:table-cell>
          <table:table-cell table:style-name="ce2" table:formula="of:=[.I28]/[.I$8]" office:value-type="percentage" office:value="0.0125987643649576" calcext:value-type="percentage">
            <text:p>1.3%</text:p>
          </table:table-cell>
        </table:table-row>
        <table:table-row table:style-name="ro1">
          <table:table-cell/>
          <table:table-cell office:value-type="string" calcext:value-type="string">
            <text:p>Universidade Federal da Bahia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Universidade Federal da Bahia</text:p>
          </table:table-cell>
          <table:table-cell office:value-type="float" office:value="10785" calcext:value-type="float">
            <text:p>10785</text:p>
          </table:table-cell>
          <table:table-cell table:style-name="ce2" table:formula="of:=[.I29]/[.I$8]" office:value-type="percentage" office:value="0.0104160731066361" calcext:value-type="percentage">
            <text:p>1.0%</text:p>
          </table:table-cell>
        </table:table-row>
        <table:table-row table:style-name="ro1">
          <table:table-cell/>
          <table:table-cell office:value-type="string" calcext:value-type="string">
            <text:p>Universidade Tecnologica Federal do Parana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Universidade Estadual de Maringa</text:p>
          </table:table-cell>
          <table:table-cell office:value-type="float" office:value="10651" calcext:value-type="float">
            <text:p>10651</text:p>
          </table:table-cell>
          <table:table-cell table:style-name="ce2" table:formula="of:=[.I30]/[.I$8]" office:value-type="percentage" office:value="0.0102866568992843" calcext:value-type="percentage">
            <text:p>1.0%</text:p>
          </table:table-cell>
        </table:table-row>
        <table:table-row table:style-name="ro1">
          <table:table-cell/>
          <table:table-cell office:value-type="string" calcext:value-type="string">
            <text:p>Universidade Federal de Pernambuco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Universidade Federal do Rio Grande do Norte</text:p>
          </table:table-cell>
          <table:table-cell office:value-type="float" office:value="10059" calcext:value-type="float">
            <text:p>10059</text:p>
          </table:table-cell>
          <table:table-cell table:style-name="ce2" table:formula="of:=[.I31]/[.I$8]" office:value-type="percentage" office:value="0.00971490768471508" calcext:value-type="percentage">
            <text:p>1.0%</text:p>
          </table:table-cell>
        </table:table-row>
        <table:table-row table:style-name="ro1">
          <table:table-cell/>
          <table:table-cell office:value-type="string" calcext:value-type="string">
            <text:p>Universidade Federal Fluminense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Universidade Federal da Paraiba</text:p>
          </table:table-cell>
          <table:table-cell office:value-type="float" office:value="9274" calcext:value-type="float">
            <text:p>9274</text:p>
          </table:table-cell>
          <table:table-cell table:style-name="ce2" table:formula="of:=[.I32]/[.I$8]" office:value-type="percentage" office:value="0.00895676049985561" calcext:value-type="percentage">
            <text:p>0.9%</text:p>
          </table:table-cell>
        </table:table-row>
        <table:table-row table:style-name="ro1">
          <table:table-cell/>
          <table:table-cell office:value-type="string" calcext:value-type="string">
            <text:p>Universidade Federal do ABC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Universidade Federal de Goias</text:p>
          </table:table-cell>
          <table:table-cell office:value-type="float" office:value="8989" calcext:value-type="float">
            <text:p>8989</text:p>
          </table:table-cell>
          <table:table-cell table:style-name="ce2" table:formula="of:=[.I33]/[.I$8]" office:value-type="percentage" office:value="0.00868150961108498" calcext:value-type="percentage">
            <text:p>0.9%</text:p>
          </table:table-cell>
        </table:table-row>
        <table:table-row table:style-name="ro1">
          <table:table-cell/>
          <table:table-cell office:value-type="string" calcext:value-type="string">
            <text:p>Universidade Federal de Santa Maria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Universidade Federal de Lavras</text:p>
          </table:table-cell>
          <table:table-cell office:value-type="float" office:value="8016" calcext:value-type="float">
            <text:p>8016</text:p>
          </table:table-cell>
          <table:table-cell table:style-name="ce2" table:formula="of:=[.I34]/[.I$8]" office:value-type="percentage" office:value="0.00774179341889612" calcext:value-type="percentage">
            <text:p>0.8%</text:p>
          </table:table-cell>
        </table:table-row>
        <table:table-row table:style-name="ro1">
          <table:table-cell/>
          <table:table-cell office:value-type="string" calcext:value-type="string">
            <text:p>Universidade do Estado do Rio de Janeiro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Pontificia Universidade Catolica do Rio de Janeiro</text:p>
          </table:table-cell>
          <table:table-cell office:value-type="float" office:value="7913" calcext:value-type="float">
            <text:p>7913</text:p>
          </table:table-cell>
          <table:table-cell table:style-name="ce2" table:formula="of:=[.I35]/[.I$8]" office:value-type="percentage" office:value="0.00764231678190182" calcext:value-type="percentage">
            <text:p>0.8%</text:p>
          </table:table-cell>
        </table:table-row>
        <table:table-row table:style-name="ro1">
          <table:table-cell/>
          <table:table-cell office:value-type="string" calcext:value-type="string">
            <text:p>Universidade Federal de Mato Grosso do Sul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Universidade Estadual de Londrina</text:p>
          </table:table-cell>
          <table:table-cell office:value-type="float" office:value="7669" calcext:value-type="float">
            <text:p>7669</text:p>
          </table:table-cell>
          <table:table-cell table:style-name="ce2" table:formula="of:=[.I36]/[.I$8]" office:value-type="percentage" office:value="0.00740666338941047" calcext:value-type="percentage">
            <text:p>0.7%</text:p>
          </table:table-cell>
        </table:table-row>
        <table:table-row table:style-name="ro1">
          <table:table-cell/>
          <table:table-cell office:value-type="string" calcext:value-type="string">
            <text:p>Universidade Federal da Grande Dourados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niversidade Federal de Pelotas</text:p>
          </table:table-cell>
          <table:table-cell office:value-type="float" office:value="7667" calcext:value-type="float">
            <text:p>7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e Pesquisas Energeticas e Nucleares, Sao Paulo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Universidade Federal de Uberlandia</text:p>
          </table:table-cell>
          <table:table-cell office:value-type="float" office:value="7643" calcext:value-type="float">
            <text:p>76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o Ceara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Universidade Federal do Para</text:p>
          </table:table-cell>
          <table:table-cell office:value-type="float" office:value="6854" calcext:value-type="float">
            <text:p>6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Rio Grande do Norte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Universidade Federal do Espirito Santo</text:p>
          </table:table-cell>
          <table:table-cell office:value-type="float" office:value="6721" calcext:value-type="float">
            <text:p>67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Uberlandi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Centro Brasileiro de Pesquisas Fisicas</text:p>
          </table:table-cell>
          <table:table-cell office:value-type="float" office:value="6414" calcext:value-type="float">
            <text:p>64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robras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Instituto Nacional de Pesquisas Espaciais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Minho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Pontificia Universidade Catolica do Rio Grande do Sul</text:p>
          </table:table-cell>
          <table:table-cell office:value-type="float" office:value="5633" calcext:value-type="float">
            <text:p>56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cao Oswaldo Cruz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CNRS Centre National de la Recherche Scientifique</text:p>
          </table:table-cell>
          <table:table-cell office:value-type="float" office:value="5618" calcext:value-type="float">
            <text:p>56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 Federal De Educacao Tecnologica Celso Suckow Da Fonseca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Universidade Federal de Juiz de Fora</text:p>
          </table:table-cell>
          <table:table-cell office:value-type="float" office:value="5485" calcext:value-type="float">
            <text:p>54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jo Nacional de Investigaciones Cientificas y Tecnicas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Universidade Federal Rural de Pernambuco</text:p>
          </table:table-cell>
          <table:table-cell office:value-type="float" office:value="5293" calcext:value-type="float">
            <text:p>5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Rural de Pernambuco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Hospital de Clinicas de Porto Alegre</text:p>
          </table:table-cell>
          <table:table-cell office:value-type="float" office:value="5170" calcext:value-type="float">
            <text:p>5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Mato Grosso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Universidade Tecnologica Federal do Parana</text:p>
          </table:table-cell>
          <table:table-cell office:value-type="float" office:value="5117" calcext:value-type="float">
            <text:p>5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a Paraiba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Universidade Federal Rural do Rio de Janeiro</text:p>
          </table:table-cell>
          <table:table-cell office:value-type="float" office:value="5088" calcext:value-type="float">
            <text:p>50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Goia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Instituto do Coracao do Hospital das Clinicas</text:p>
          </table:table-cell>
          <table:table-cell office:value-type="float" office:value="4401" calcext:value-type="float">
            <text:p>4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cao Universidade Federal do Rio Grande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iversidade Federal de Mato Grosso</text:p>
          </table:table-cell>
          <table:table-cell office:value-type="float" office:value="4368" calcext:value-type="float">
            <text:p>43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Para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Instituto Nacional de Pesquisas Da Amazonia</text:p>
          </table:table-cell>
          <table:table-cell office:value-type="float" office:value="4204" calcext:value-type="float">
            <text:p>4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Rural do Rio de Janeiro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iversidade Federal de Sergipe</text:p>
          </table:table-cell>
          <table:table-cell office:value-type="float" office:value="4162" calcext:value-type="float">
            <text:p>4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Rural do Semi-Arido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iversidade Federal do ABC</text:p>
          </table:table-cell>
          <table:table-cell office:value-type="float" office:value="3972" calcext:value-type="float">
            <text:p>39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o Oeste do Parana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Universidade Federal de Campina Grande</text:p>
          </table:table-cell>
          <table:table-cell office:value-type="float" office:value="3862" calcext:value-type="float">
            <text:p>38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RS Centre National de la Recherche Scientifique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iversidade Estadual do Norte Fluminense</text:p>
          </table:table-cell>
          <table:table-cell office:value-type="float" office:value="3845" calcext:value-type="float">
            <text:p>38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e Tecnologia de Alimento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iversidade Federal de Mato Grosso do Sul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Nacional de La Plata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iversidade Federal de Alagoas</text:p>
          </table:table-cell>
          <table:table-cell office:value-type="float" office:value="3525" calcext:value-type="float">
            <text:p>35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Regional Integrada do Alto Uruguai e das Missoe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Instituto Butantan</text:p>
          </table:table-cell>
          <table:table-cell office:value-type="float" office:value="3431" calcext:value-type="float">
            <text:p>34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e Santa Cruz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iversite Pierre et Marie Curie</text:p>
          </table:table-cell>
          <table:table-cell office:value-type="float" office:value="3413" calcext:value-type="float">
            <text:p>34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Piaui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iversidade Federal de Ouro Preto</text:p>
          </table:table-cell>
          <table:table-cell office:value-type="float" office:value="3384" calcext:value-type="float">
            <text:p>3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Sao Joao del-Rei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iversidade Federal do Piaui</text:p>
          </table:table-cell>
          <table:table-cell office:value-type="float" office:value="3307" calcext:value-type="float">
            <text:p>33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Itajuba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Universidade do Estado de Santa Catarina</text:p>
          </table:table-cell>
          <table:table-cell office:value-type="float" office:value="3220" calcext:value-type="float">
            <text:p>32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jo Superior de Investigaciones Cient&amp;iacute;ficas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Instituto de Pesquisas Energeticas e Nucleares, Sao Paulo</text:p>
          </table:table-cell>
          <table:table-cell office:value-type="float" office:value="3217" calcext:value-type="float">
            <text:p>3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Tocantins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Istituto Nazionale Di Fisica Nucleare, Frascati</text:p>
          </table:table-cell>
          <table:table-cell office:value-type="float" office:value="3213" calcext:value-type="float">
            <text:p>3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e Ponta Grossa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niversite Paris-Sud XI</text:p>
          </table:table-cell>
          <table:table-cell office:value-type="float" office:value="3080" calcext:value-type="float">
            <text:p>30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Butantan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IN2P3 Institut National de Physique Nucleaire et de Physique des Particules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Porto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Institut fiziki vysokikh energii</text:p>
          </table:table-cell>
          <table:table-cell office:value-type="float" office:value="2984" calcext:value-type="float">
            <text:p>29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west Bahia State University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Consejo Nacional de Investigaciones Cientificas y Tecnicas</text:p>
          </table:table-cell>
          <table:table-cell office:value-type="float" office:value="2957" calcext:value-type="float">
            <text:p>29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Estado de Santa Catarina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iversidad de Buenos Aires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Aveiro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iversidade Federal do Amazonas</text:p>
          </table:table-cell>
          <table:table-cell office:value-type="float" office:value="2906" calcext:value-type="float">
            <text:p>29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Caxias do Sul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iversity of Oxford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Nacional de Colombia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Consejo Superior de Investigaciones Cient&amp;iacute;ficas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 Nacional de Pesquisa em Energia e Materiais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iversita degli Studi di Roma La Sapienza</text:p>
          </table:table-cell>
          <table:table-cell office:value-type="float" office:value="2677" calcext:value-type="float">
            <text:p>26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Nacional de Metrologi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lma Mater Studiorum Universita di Bologna</text:p>
          </table:table-cell>
          <table:table-cell office:value-type="float" office:value="2667" calcext:value-type="float">
            <text:p>2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e Biotecnologia e Bioengenharia, Lisboa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Universidade Estadual de Ponta Grossa</text:p>
          </table:table-cell>
          <table:table-cell office:value-type="float" office:value="2653" calcext:value-type="float">
            <text:p>26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recht University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iversidade Estadual do Oeste do Parana</text:p>
          </table:table-cell>
          <table:table-cell office:value-type="float" office:value="2649" calcext:value-type="float">
            <text:p>26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Paranaens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Lomonosov Moscow State University</text:p>
          </table:table-cell>
          <table:table-cell office:value-type="float" office:value="2646" calcext:value-type="float">
            <text:p>2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e Goia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iversidade Federal do Maranhao</text:p>
          </table:table-cell>
          <table:table-cell office:value-type="float" office:value="2644" calcext:value-type="float">
            <text:p>26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tificia Universidade Catolica do Rio Grande do Su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Pontificia Universidade Catolica do Parana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o Coracao do Hospital das Clinica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iversity of Florida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cio de Sa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iversidade do Porto</text:p>
          </table:table-cell>
          <table:table-cell office:value-type="float" office:value="2618" calcext:value-type="float">
            <text:p>26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e Investigaciones Fisicoquimicas Teoricas y Aplicadas CONICET- Universidad Nacional de La Plata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Ohio State University</text:p>
          </table:table-cell>
          <table:table-cell office:value-type="float" office:value="2609" calcext:value-type="float">
            <text:p>26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Espirito Santo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Imperial College London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tificia Universidade Catolica do Rio de Janeiro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Joint Institute for Nuclear Research, Dubna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de Buenos Air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Massachusetts Institute of Technology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Alfena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EA Saclay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al Netherlands Institute for Sea Research - NIOZ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etrobras</text:p>
          </table:table-cell>
          <table:table-cell office:value-type="float" office:value="2466" calcext:value-type="float">
            <text:p>24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Tiradent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dade Federal de Sao Joao del-Rei</text:p>
          </table:table-cell>
          <table:table-cell office:value-type="float" office:value="2463" calcext:value-type="float">
            <text:p>24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Nacional de Tecnologia, Rio de Janeiro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ty of Cambridge</text:p>
          </table:table-cell>
          <table:table-cell office:value-type="float" office:value="2425" calcext:value-type="float">
            <text:p>2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 de Investigacao em Materiais Ceramicos e Composito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Instituto Tecnologico de Aeronautica</text:p>
          </table:table-cell>
          <table:table-cell office:value-type="float" office:value="2421" calcext:value-type="float">
            <text:p>2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Fortalez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ty of Wisconsin Madison</text:p>
          </table:table-cell>
          <table:table-cell office:value-type="float" office:value="2408" calcext:value-type="float">
            <text:p>2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Maranhao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ty of Toronto</text:p>
          </table:table-cell>
          <table:table-cell office:value-type="float" office:value="2396" calcext:value-type="float">
            <text:p>2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Ouro Preto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uropean Organization for Nuclear Research</text:p>
          </table:table-cell>
          <table:table-cell office:value-type="float" office:value="2381" calcext:value-type="float">
            <text:p>23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States Department of Agricultur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harles University in Prague</text:p>
          </table:table-cell>
          <table:table-cell office:value-type="float" office:value="2378" calcext:value-type="float">
            <text:p>2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e de Poitier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etersburg Nuclear Physics Institute PNPI</text:p>
          </table:table-cell>
          <table:table-cell office:value-type="float" office:value="2365" calcext:value-type="float">
            <text:p>23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 Federal de Educacao Tecnologica de Minas Gerai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te Grenoble Alpes</text:p>
          </table:table-cell>
          <table:table-cell office:value-type="float" office:value="2318" calcext:value-type="float">
            <text:p>23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Lisbo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iversity of Washington, Seattle</text:p>
          </table:table-cell>
          <table:table-cell office:value-type="float" office:value="2317" calcext:value-type="float">
            <text:p>23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Sergipe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Alikhanov Institute for Theoretical and Experimental Physics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e of Research on Catalysis and Petrochemistry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stituto Agronomico de Campinas</text:p>
          </table:table-cell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at Politecnica de Cataluny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C Berkeley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e Feira de Santan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iversidade Estadual de Feira de Santana</text:p>
          </table:table-cell>
          <table:table-cell office:value-type="float" office:value="2226" calcext:value-type="float">
            <text:p>2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DA ARS Western Regional Research Center WRRC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iversita degli Studi di Genova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Estadual do Norte Fluminense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iversidad Autonoma de Madrid</text:p>
          </table:table-cell>
          <table:table-cell office:value-type="float" office:value="2193" calcext:value-type="float">
            <text:p>2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tificia Universidade Catolica de Campina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iversity of Manchester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Adolfo Lutz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iversidade de Lisboa</text:p>
          </table:table-cell>
          <table:table-cell office:value-type="float" office:value="2186" calcext:value-type="float">
            <text:p>2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rapa Tropical Agroindustry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dade Estadual de Santa Cruz</text:p>
          </table:table-cell>
          <table:table-cell office:value-type="float" office:value="2180" calcext:value-type="float">
            <text:p>2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Juiz de For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dade Estadual do Ceara</text:p>
          </table:table-cell>
          <table:table-cell office:value-type="float" office:value="2176" calcext:value-type="float">
            <text:p>2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Amazona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ty of Liverpool</text:p>
          </table:table-cell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ba University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ty Michigan Ann Arbor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io State University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OM-Institute of Subatomic Physics - NIKHEF</text:p>
          </table:table-cell>
          <table:table-cell office:value-type="float" office:value="2113" calcext:value-type="float">
            <text:p>2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Manchester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dade de Pernambuco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geningen University and Research Centr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ty of Maryland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Reconcavo da Bahi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ta degli Studi di Padova</text:p>
          </table:table-cell>
          <table:table-cell office:value-type="float" office:value="2096" calcext:value-type="float">
            <text:p>20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 de Investigacion y Desarrollo En Criotecnologia de Alimentos CONICET- Universidad Nacional de la Plata- Comisión de Investigaciones Científicas de la Provincia de Buenos Aire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Instituto Nacional de Matematica Pura E Aplicada, Rio de Janeiro</text:p>
          </table:table-cell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Groninge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lumbia University in the City of New York</text:p>
          </table:table-cell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pital de Clinicas de Porto Alegr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CL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Politecnico Nacional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Boston University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Vale do Rio dos Sino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Rutherford Appleton Laboratory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Wisconsin Madi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iversidade do Vale do Rio dos Sinos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Maua de Tecnologi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undacao Universidade Federal do Rio Grande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Pamp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unds Universitet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e de Toulous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Instituto Adolfo Lutz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o Nacional de Aprendizagem Industrial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Michigan State University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Concepc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Iowa State University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Sao Francisco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cGill University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DA Agricultural Research Service, Washington D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C Davis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hamsted Resear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y of Arizona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Politehnica of Buchares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Instituto Nacional de Cancer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Campina Grand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y of Athens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Catolica de Pernambuco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a di Pisa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e Alagoa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boratori Nazionali di Frascati di INFN</text:p>
          </table:table-cell>
          <table:table-cell office:value-type="float" office:value="1886" calcext:value-type="float">
            <text:p>18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rdue University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at de ValEncia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Santo Amaro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wrence Berkeley National Laboratory</text:p>
          </table:table-cell>
          <table:table-cell office:value-type="float" office:value="1861" calcext:value-type="float">
            <text:p>1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Federal do Acr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at Heidelberg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Guelp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dade de Caxias do Sul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Biologico - Sao Paulo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ussian Academy of Sciences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Coimbr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boratoire de l'Accelerateur Lineaire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uldade de Ciencias e Tecnologia, New University of Lisb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dade Luterana do Brasil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de Valladoli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Hospital Israelita Albert Einstein</text:p>
          </table:table-cell>
          <table:table-cell office:value-type="float" office:value="1833" calcext:value-type="float">
            <text:p>18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 Leuv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a degli Studi di Napoli Federico II</text:p>
          </table:table-cell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e Sorocab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exas A and M University</text:p>
          </table:table-cell>
          <table:table-cell office:value-type="float" office:value="1821" calcext:value-type="float">
            <text:p>1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Nacional de Pesquisas Da Amazoni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a degli Studi di Milano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 de Recherches sur la Catalyse et l'Environnement de Ly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ppsala Universitet</text:p>
          </table:table-cell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e Laval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y of Birmingham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del Val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e Claude Bernard Lyon 1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 National de la Recherche Scientifiqu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dad Nacional de La Plata</text:p>
          </table:table-cell>
          <table:table-cell office:value-type="float" office:value="1808" calcext:value-type="float">
            <text:p>18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Nacional de Asunc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e Blaise Pascal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skem S.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te de Strasbourg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e de Bordeaux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dade Catolica de Brasilia</text:p>
          </table:table-cell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ola de Engenharia Mau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ermi National Accelerator Laboratory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ocenter University of Wurzburg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iversidade Federal do Triangulo Mineiro</text:p>
          </table:table-cell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Illinois at Urbana-Champaig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y of Iowa</text:p>
          </table:table-cell>
          <table:table-cell office:value-type="float" office:value="1754" calcext:value-type="float">
            <text:p>17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Glasgow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rookhaven National Laboratory</text:p>
          </table:table-cell>
          <table:table-cell office:value-type="float" office:value="1741" calcext:value-type="float">
            <text:p>17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Algar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cademy of Sciences of the Czech Republic</text:p>
          </table:table-cell>
          <table:table-cell office:value-type="float" office:value="1741" calcext:value-type="float">
            <text:p>17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Nacional de Mar del Plat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a degli Studi di Roma Tor Vergata</text:p>
          </table:table-cell>
          <table:table-cell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de Cordob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ale University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de Investigaciones en Ciencia y Tecnologia de Materiale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ndiana University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ole internationale du papier, de la communication imprimee et des biomateriaux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y of Edinburgh</text:p>
          </table:table-cell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Luterana do Brasil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Harvard Medical School</text:p>
          </table:table-cell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o Nacional de Investigacion y Tecnologia Agraria y Alimentari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he University of British Columbia</text:p>
          </table:table-cell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 de Guadalajar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e Paris 7- Denis Diderot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marks Tekniske Universite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y of California, Los Angeles</text:p>
          </table:table-cell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y of Florida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udwig-Maximilians-Universitat Munchen</text:p>
          </table:table-cell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uldade de Ciencias Medicas da Santa Casa de Sao Paul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tat Zurich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dade do Vale do Itaja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dade do Minho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poniko Panepistimion Athin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iversidade de Coimbra</text:p>
          </table:table-cell>
          <table:table-cell office:value-type="float" office:value="1676" calcext:value-type="float">
            <text:p>16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itute of Food Research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aculdade de Ciencias Medicas da Santa Casa de Sao Paulo</text:p>
          </table:table-cell>
          <table:table-cell office:value-type="float" office:value="1667" calcext:value-type="float">
            <text:p>1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itat Bern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6:21:54.992045388</dc:date>
    <meta:document-statistic meta:table-count="1" meta:cell-count="732" meta:object-count="0"/>
    <meta:generator>LibreOffice/4.2.8.2$Linux_X86_64 LibreOffice_project/420m0$Build-2</meta:generator>
  </office:meta>
</office:document-meta>
</file>